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elvetica Neue"/>
    </style:style>
    <style:style style:name="P2" style:family="paragraph" style:parent-style-name="Standard">
      <style:text-properties style:font-name="Helvetica Neue" fo:font-size="12pt" fo:font-weight="bold" officeooo:rsid="0009e4df" officeooo:paragraph-rsid="0009e4df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Helvetica Neue" fo:font-size="12pt" fo:font-weight="bold" officeooo:rsid="000e4382" officeooo:paragraph-rsid="000e4382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Helvetica Neue" fo:font-size="12pt" fo:font-weight="bold" officeooo:rsid="000e4382" officeooo:paragraph-rsid="001092ac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Helvetica Neue" fo:font-size="12pt" fo:font-weight="bold" officeooo:rsid="0011ce88" officeooo:paragraph-rsid="0011ce88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Helvetica Neue" fo:font-size="18pt" fo:font-weight="normal" officeooo:rsid="0015f34d" officeooo:paragraph-rsid="00025d42" style:font-size-asian="15.75pt" style:font-weight-asian="normal" style:font-size-complex="18pt" style:font-weight-complex="normal"/>
    </style:style>
    <style:style style:name="P7" style:family="paragraph" style:parent-style-name="Standard">
      <style:text-properties style:font-name="Helvetica Neue" fo:font-size="18pt" fo:font-weight="bold" officeooo:rsid="00059857" officeooo:paragraph-rsid="00059857" style:font-size-asian="15.75pt" style:font-weight-asian="bold" style:font-size-complex="18pt" style:font-weight-complex="bold"/>
    </style:style>
    <style:style style:name="P8" style:family="paragraph" style:parent-style-name="Standard">
      <style:text-properties style:font-name="Helvetica Neue" fo:font-size="18pt" fo:font-weight="bold" officeooo:rsid="000724a0" officeooo:paragraph-rsid="000724a0" style:font-size-asian="15.75pt" style:font-weight-asian="bold" style:font-size-complex="18pt" style:font-weight-complex="bold"/>
    </style:style>
    <style:style style:name="P9" style:family="paragraph" style:parent-style-name="Standard">
      <style:text-properties style:font-name="Helvetica Neue" fo:font-size="36pt" fo:font-weight="bold" officeooo:rsid="0015f34d" officeooo:paragraph-rsid="00025d42" style:font-size-asian="31.5pt" style:font-weight-asian="bold" style:font-size-complex="36pt" style:font-weight-complex="bold"/>
    </style:style>
    <style:style style:name="P10" style:family="paragraph" style:parent-style-name="Standard">
      <style:text-properties style:font-name="Helvetica Neue" fo:font-size="10pt" fo:font-weight="bold" officeooo:rsid="00059857" officeooo:paragraph-rsid="00059857" style:font-size-asian="8.75pt" style:font-weight-asian="bold" style:font-size-complex="10pt" style:font-weight-complex="bold"/>
    </style:style>
    <style:style style:name="P11" style:family="paragraph" style:parent-style-name="Standard">
      <style:text-properties style:font-name="Helvetica Neue" fo:font-size="10pt" fo:font-weight="bold" officeooo:rsid="0011ce88" officeooo:paragraph-rsid="0011ce88" style:font-size-asian="8.75pt" style:font-weight-asian="bold" style:font-size-complex="10pt" style:font-weight-complex="bold"/>
    </style:style>
    <style:style style:name="P12" style:family="paragraph" style:parent-style-name="Standard">
      <style:text-properties style:font-name="Helvetica Neue" fo:font-size="10pt" fo:font-weight="normal" officeooo:rsid="0009e4df" officeooo:paragraph-rsid="0009e4df" style:font-size-asian="8.75pt" style:font-weight-asian="normal" style:font-size-complex="10pt" style:font-weight-complex="normal"/>
    </style:style>
    <style:style style:name="P13" style:family="paragraph" style:parent-style-name="Standard">
      <style:text-properties style:font-name="Helvetica Neue" fo:font-size="10pt" fo:font-weight="normal" officeooo:rsid="0009e4df" officeooo:paragraph-rsid="000ba6f3" style:font-size-asian="8.75pt" style:font-weight-asian="normal" style:font-size-complex="10pt" style:font-weight-complex="normal"/>
    </style:style>
    <style:style style:name="P14" style:family="paragraph" style:parent-style-name="Standard">
      <style:text-properties style:font-name="Helvetica Neue" fo:font-size="10pt" fo:font-weight="normal" officeooo:rsid="000ba6f3" officeooo:paragraph-rsid="000ba6f3" style:font-size-asian="8.75pt" style:font-weight-asian="normal" style:font-size-complex="10pt" style:font-weight-complex="normal"/>
    </style:style>
    <style:style style:name="P15" style:family="paragraph" style:parent-style-name="Standard">
      <style:text-properties style:font-name="Helvetica Neue" fo:font-size="10pt" fo:font-weight="normal" officeooo:rsid="000d6c53" officeooo:paragraph-rsid="000d6c53" style:font-size-asian="8.75pt" style:font-weight-asian="normal" style:font-size-complex="10pt" style:font-weight-complex="normal"/>
    </style:style>
    <style:style style:name="P16" style:family="paragraph" style:parent-style-name="Standard">
      <style:text-properties style:font-name="Helvetica Neue" fo:font-size="10pt" fo:font-weight="normal" officeooo:rsid="000d6ef8" officeooo:paragraph-rsid="000d6ef8" style:font-size-asian="8.75pt" style:font-weight-asian="normal" style:font-size-complex="10pt" style:font-weight-complex="normal"/>
    </style:style>
    <style:style style:name="P17" style:family="paragraph" style:parent-style-name="Standard">
      <style:text-properties style:font-name="Helvetica Neue" fo:font-size="10pt" fo:font-weight="normal" officeooo:rsid="001092ac" officeooo:paragraph-rsid="001092ac" style:font-size-asian="8.75pt" style:font-weight-asian="normal" style:font-size-complex="10pt" style:font-weight-complex="normal"/>
    </style:style>
    <style:style style:name="P18" style:family="paragraph" style:parent-style-name="Standard">
      <style:text-properties style:font-name="Helvetica Neue" fo:font-size="10pt" fo:font-weight="normal" officeooo:rsid="0011ce88" officeooo:paragraph-rsid="0011ce88" style:font-size-asian="8.75pt" style:font-weight-asian="normal" style:font-size-complex="10pt" style:font-weight-complex="normal"/>
    </style:style>
    <style:style style:name="P19" style:family="paragraph" style:parent-style-name="Standard">
      <style:text-properties style:font-name="Helvetica Neue" officeooo:rsid="00014c83" officeooo:paragraph-rsid="00014c83"/>
    </style:style>
    <style:style style:name="P20" style:family="paragraph" style:parent-style-name="Standard">
      <style:text-properties style:font-name="Helvetica Neue" fo:font-weight="bold" officeooo:rsid="000724a0" officeooo:paragraph-rsid="000724a0" style:font-weight-asian="bold" style:font-weight-complex="bold"/>
    </style:style>
    <style:style style:name="P21" style:family="paragraph" style:parent-style-name="Standard">
      <style:text-properties style:font-name="Helvetica Neue" fo:font-weight="bold" officeooo:rsid="0009e4df" officeooo:paragraph-rsid="0009e4df" style:font-weight-asian="bold" style:font-weight-complex="bold"/>
    </style:style>
    <style:style style:name="P22" style:family="paragraph" style:parent-style-name="Standard">
      <style:text-properties fo:color="#b2b2b2" style:font-name="Helvetica Neue" fo:font-size="10pt" fo:font-weight="bold" officeooo:rsid="00059857" officeooo:paragraph-rsid="00066fba" style:font-size-asian="8.75pt" style:font-weight-asian="bold" style:font-size-complex="10pt" style:font-weight-complex="bold"/>
    </style:style>
    <style:style style:name="P23" style:family="paragraph" style:parent-style-name="Standard">
      <style:text-properties fo:color="#b2b2b2" style:font-name="Helvetica Neue" fo:font-size="10pt" fo:font-weight="bold" officeooo:rsid="000a7f14" officeooo:paragraph-rsid="000a7f14" style:font-size-asian="8.75pt" style:font-weight-asian="bold" style:font-size-complex="10pt" style:font-weight-complex="bold"/>
    </style:style>
    <style:style style:name="T1" style:family="text">
      <style:text-properties officeooo:rsid="00025d42"/>
    </style:style>
    <style:style style:name="T2" style:family="text">
      <style:text-properties officeooo:rsid="0003bdd6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7f14" style:font-weight-asian="normal" style:font-weight-complex="normal"/>
    </style:style>
    <style:style style:name="T5" style:family="text">
      <style:text-properties officeooo:rsid="000ba6f3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color="#b2b2b2"/>
    </style:style>
    <style:style style:name="T8" style:family="text">
      <style:text-properties officeooo:rsid="000d6c53"/>
    </style:style>
    <style:style style:name="T9" style:family="text">
      <style:text-properties officeooo:rsid="000fff56"/>
    </style:style>
    <style:style style:name="T10" style:family="text">
      <style:text-properties officeooo:rsid="0013bf06"/>
    </style:style>
    <style:style style:name="T11" style:family="text">
      <style:text-properties officeooo:rsid="0017ee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/>
      <text:p text:style-name="P9"/>
      <text:p text:style-name="P9">Scure </text:p>
      <text:p text:style-name="P6"/>
      <text:p text:style-name="P6"><text:span text:style-name="T1">UI / UX Design Specifications </text:span><text:s/></text:p>
      <text:p text:style-name="P6"/>
      <text:p text:style-name="P6">Revision 1.<text:span text:style-name="T2">0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Abstract</text:p>
      <text:p text:style-name="P10"><text:span text:style-name="T3"/></text:p>
      <text:p text:style-name="P22"><text:span text:style-name="T3">This document specifies all of the user interface design elements used in the design of the mobile and web</text:span></text:p>
      <text:p text:style-name="P22"><text:span text:style-name="T3"/></text:p>
      <text:p text:style-name="P22"><text:span text:style-name="T3">application. <text:s/>Any color schemes and fonts used should all be itemized and listed in this document. </text:span><text:span text:style-name="T4">The purpose </text:span></text:p>
      <text:p text:style-name="P22"><text:span text:style-name="T4"/></text:p>
      <text:p text:style-name="P23"><text:span text:style-name="T4">f</text:span><text:span text:style-name="T3">or this document is to provide an easy design reference for the Mobile Applications development team. <text:s/></text:span></text:p>
      <text:p text:style-name="P19"/>
      <text:p text:style-name="P19"/>
      <text:p text:style-name="P19"/>
      <text:p text:style-name="P19"/>
      <text:p text:style-name="P8">Table of Contents</text:p>
      <text:p text:style-name="P20"><text:s/></text:p>
      <text:p text:style-name="P20">I. <text:s/>Mobile Application Design Spec</text:p>
      <text:p text:style-name="P20"/>
      <text:p text:style-name="P20">II. Web Application Design Spec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1">I. <text:s/>Mobile Applications Design Spec</text:p>
      <text:p text:style-name="P21"/>
      <text:p text:style-name="P13"><text:span text:style-name="T6">Fonts Used</text:span> </text:p>
      <text:p text:style-name="P13"/>
      <text:p text:style-name="P13"><text:span text:style-name="T7">Dense, Lato, Roboto, Droid Sans, Narrator</text:span> </text:p>
      <text:p text:style-name="P12"/>
      <text:p text:style-name="P2">Colors Used <text:span text:style-name="T5">(rGb)</text:span></text:p>
      <text:p text:style-name="P2"/>
      <text:p text:style-name="P5">Colors Used (Hex) </text:p>
      <text:p text:style-name="P5"/>
      <text:p text:style-name="P5"/>
      <text:p text:style-name="P2"/>
      <text:p text:style-name="P2"/>
      <text:p text:style-name="P2"/>
      <text:p text:style-name="P3"><text:span text:style-name="T5">A</text:span>ction bar highlights <text:s text:c="2"/><text:span text:style-name="T9">(Insert Screenshot)</text:span></text:p>
      <text:p text:style-name="P14">(82,167,125) <text:span text:style-name="T8">[teal/green]</text:span></text:p>
      <text:p text:style-name="P15">(244,172,61) [orange/yellow]</text:p>
      <text:p text:style-name="P15">(237,129,76) [dark orange]</text:p>
      <text:p text:style-name="P16">(218,58,47) <text:s text:c="2"/>[red]</text:p>
      <text:p text:style-name="P16"/>
      <text:p text:style-name="P16"/>
      <text:p text:style-name="P18"><text:span text:style-name="T11">Android_Register </text:span><text:s/></text:p>
      <text:p text:style-name="P11"/>
      <text:p text:style-name="P18"><text:span text:style-name="T10">Yes Button = </text:span>#DD5C57 w/ 30% transparency <text:s/></text:p>
      <text:p text:style-name="P18"><text:span text:style-name="T10">No Button = <text:s/></text:span>#00A99D w/ 30% transparency </text:p>
      <text:p text:style-name="P16"/>
      <text:p text:style-name="P16"/>
      <text:p text:style-name="P4"><text:span text:style-name="T9">“Keep track of your home” (Login Screen) </text:span></text:p>
      <text:p text:style-name="P17">(131,150,175) [Light gray] 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0T22:16:35.119465000</meta:creation-date>
    <dc:date>2013-10-11T16:00:43.023714000</dc:date>
    <meta:editing-duration>PT23M55S</meta:editing-duration>
    <meta:editing-cycles>22</meta:editing-cycles>
    <meta:generator>LibreOffice/4.1.0.4$MacOSX_x86 LibreOffice_project/89ea49ddacd9aa532507cbf852f2bb22b1ace28</meta:generator>
    <meta:document-statistic meta:table-count="0" meta:image-count="0" meta:object-count="0" meta:page-count="3" meta:paragraph-count="26" meta:word-count="133" meta:character-count="894" meta:non-whitespace-character-count="761"/>
  </office:meta>
</office:document-meta>
</file>